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.39cm" svg:height="0.508cm" svg:x="4.873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.754cm" svg:height="9.004cm" svg:x="2.699cm" svg:y="3.295cm">
            <draw:object draw:notify-on-update-of-ranges="Foglio1.A7:Foglio1.A7 Foglio1.A8:Foglio1.A28 Foglio1.B7:Foglio1.B7 Foglio1.B8:Foglio1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2cm" svg:height="0.47cm" svg:x="0cm" svg:y="0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Coefficienti della parabola 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a=</text:p>
          </table:table-cell>
          <table:table-cell table:style-name="ce2" office:value-type="float" office:value="-0.5" calcext:value-type="float">
            <text:p>-0,5</text:p>
          </table:table-cell>
        </table:table-row>
        <table:table-row table:style-name="ro1">
          <table:table-cell table:style-name="ce2" office:value-type="string" calcext:value-type="string">
            <text:p>b=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=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B$3]*[.A8]^2+[.B$4]*[.A8]+[.B$5]" office:value-type="float" office:value="-58" calcext:value-type="float">
            <text:p>-58,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B$3]*[.A9]^2+[.B$4]*[.A9]+[.B$5]" office:value-type="float" office:value="-47.5" calcext:value-type="float">
            <text:p>-47,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B$3]*[.A10]^2+[.B$4]*[.A10]+[.B$5]" office:value-type="float" office:value="-38" calcext:value-type="float">
            <text:p>-38,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B$3]*[.A11]^2+[.B$4]*[.A11]+[.B$5]"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B$3]*[.A12]^2+[.B$4]*[.A12]+[.B$5]" office:value-type="float" office:value="-22" calcext:value-type="float">
            <text:p>-22,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B$3]*[.A13]^2+[.B$4]*[.A13]+[.B$5]"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B$3]*[.A14]^2+[.B$4]*[.A14]+[.B$5]" office:value-type="float" office:value="-10" calcext:value-type="float">
            <text:p>-10,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B$3]*[.A15]^2+[.B$4]*[.A15]+[.B$5]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B$3]*[.A16]^2+[.B$4]*[.A16]+[.B$5]" office:value-type="float" office:value="-2" calcext:value-type="float">
            <text:p>-2,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$3]*[.A17]^2+[.B$4]*[.A17]+[.B$5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3]*[.A18]^2+[.B$4]*[.A18]+[.B$5]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]*[.A19]^2+[.B$4]*[.A19]+[.B$5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3]*[.A20]^2+[.B$4]*[.A20]+[.B$5]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3]*[.A21]^2+[.B$4]*[.A21]+[.B$5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3]*[.A22]^2+[.B$4]*[.A22]+[.B$5]" office:value-type="float" office:value="-2" calcext:value-type="float">
            <text:p>-2,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3]*[.A23]^2+[.B$4]*[.A23]+[.B$5]"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3]*[.A24]^2+[.B$4]*[.A24]+[.B$5]" office:value-type="float" office:value="-10" calcext:value-type="float">
            <text:p>-10,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3]*[.A25]^2+[.B$4]*[.A25]+[.B$5]"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3]*[.A26]^2+[.B$4]*[.A26]+[.B$5]" office:value-type="float" office:value="-22" calcext:value-type="float">
            <text:p>-22,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3]*[.A27]^2+[.B$4]*[.A27]+[.B$5]"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3]*[.A28]^2+[.B$4]*[.A28]+[.B$5]" office:value-type="float" office:value="-38" calcext:value-type="float">
            <text:p>-38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Zambelli</meta:initial-creator>
    <meta:creation-date>2020-08-27T09:58:12.342871636</meta:creation-date>
    <dc:date>2020-08-27T10:23:37.175194914</dc:date>
    <dc:creator>Daniele Zambelli</dc:creator>
    <meta:editing-duration>PT4M4S</meta:editing-duration>
    <meta:editing-cycles>1</meta:editing-cycles>
    <meta:document-statistic meta:table-count="1" meta:cell-count="51" meta:object-count="3"/>
    <meta:generator>LibreOffice/7.0.1.1.0$Linux_X86_64 LibreOffice_project/00$Build-1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xˆ</mi>
      </mrow>
      <mrow>
        <mn>2</mn>
        <mo stretchy="false">+</mo>
        <mi mathvariant="italic">bx</mi>
        <mo stretchy="false">+</mo>
        <mi>c</mi>
      </mrow>
    </mrow>
    <annotation encoding="StarMath 5.0">f(x) =
 axˆ2+bx+c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minimum="-10" chart:maximum="10" chart:origin="0" chart:interval-major="1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display-label="false" chart:logarithmic="false" chart:minimum="-10" chart:maximum="10" chart:origin="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5cm" svg:height="9.005cm" xlink:href=".." xlink:type="simple" chart:class="chart:scatter" chart:style-name="ch1">
        <chart:title svg:x="1.37cm" svg:y="0.316cm" chart:style-name="ch2">
          <text:p>Parabola nel piano cartesiano</text:p>
        </chart:title>
        <chart:plot-area chart:style-name="ch3" table:cell-range-address="Foglio1.A7:Foglio1.B28" chart:data-source-has-labels="row" svg:x="0.175cm" svg:y="1.275cm" svg:width="8.405cm" svg:height="7.55cm">
          <chart:coordinate-region svg:x="0.175cm" svg:y="1.275cm" svg:width="8.405cm" svg:height="7.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glio1.B8:Foglio1.B28" chart:label-cell-address="Foglio1.B7:Foglio1.B7" chart:class="chart:scatter">
            <chart:domain table:cell-range-address="Foglio1.A8:Foglio1.A28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y</text:p>
                <draw:g>
                  <svg:desc>Foglio1.B7:Foglio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A8:Foglio1.A28</svg:desc>
                </draw:g>
              </table:table-cell>
              <table:table-cell office:value-type="float" office:value="-58">
                <text:p>-58</text:p>
                <draw:g>
                  <svg:desc>Foglio1.B8:Foglio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38">
                <text:p>-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1.0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math xmlns="http://www.w3.org/1998/Math/MathML" display="block"/>
</file>